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9cc1" officeooo:paragraph-rsid="00119cc1"/>
    </style:style>
    <style:style style:name="P2" style:family="paragraph" style:parent-style-name="Standard">
      <style:text-properties officeooo:rsid="00137260" officeooo:paragraph-rsid="001372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’am landry, I’am programmer , My rôle is to develop software and i choose the appropriate langage to do it </text:p>
      <text:p text:style-name="P1"/>
      <text:p text:style-name="P2">Yes I’am agree with Mr Sidibe, SQL is the langage of choice for database .For out software we have <text:s text:c="7"/></text:p>
      <text:p text:style-name="P2">chosn the c++ langage because it speed, porab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6:48:46.502496990</meta:creation-date>
    <dc:date>2018-07-31T16:56:41.011048479</dc:date>
    <meta:editing-duration>PT7M57S</meta:editing-duration>
    <meta:editing-cycles>2</meta:editing-cycles>
    <meta:generator>LibreOffice/6.0.5.2$Linux_X86_64 LibreOffice_project/00m0$Build-2</meta:generator>
    <meta:document-statistic meta:table-count="0" meta:image-count="0" meta:object-count="0" meta:page-count="1" meta:paragraph-count="3" meta:word-count="47" meta:character-count="262" meta:non-whitespace-character-count="208"/>
  </office:meta>
</office:document-meta>
</file>